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ohit Hindi1" svg:font-family="'Lohit Hindi'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style="italic" style:font-size-asian="12pt" style:font-style-asian="italic" style:font-size-complex="12pt" style:font-style-complex="italic"/>
    </style:style>
    <style:style style:name="P3" style:family="paragraph" style:parent-style-name="Standard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4" style:family="paragraph" style:parent-style-name="Standard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P5" style:family="paragraph" style:parent-style-name="Standard">
      <style:text-properties style:use-window-font-color="true" style:text-line-through-style="solid"/>
    </style:style>
    <style:style style:name="P6" style:family="paragraph" style:parent-style-name="Standard">
      <style:text-properties fo:font-size="11pt" style:font-size-asian="11pt" style:font-size-complex="11pt"/>
    </style:style>
    <style:style style:name="P7" style:family="paragraph" style:parent-style-name="Standard">
      <style:text-properties fo:font-size="11pt" fo:font-style="italic" style:text-underline-style="solid" style:text-underline-width="auto" style:text-underline-color="font-color" style:font-size-asian="11pt" style:font-style-asian="italic" style:font-size-complex="11pt" style:font-style-complex="italic"/>
    </style:style>
    <style:style style:name="P8" style:family="paragraph" style:parent-style-name="Standard">
      <style:text-properties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Standard">
      <style:text-properties fo:color="#b3b300"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0" style:family="paragraph" style:parent-style-name="Standard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color="#0000ff"/>
    </style:style>
    <style:style style:name="P12" style:family="paragraph" style:parent-style-name="Standard">
      <style:text-properties fo:color="#0000ff" fo:font-size="12pt" fo:font-style="normal" style:text-underline-style="none" style:font-size-asian="12pt" style:font-style-asian="normal" style:font-size-complex="12pt" style:font-style-complex="normal"/>
    </style:style>
    <style:style style:name="P13" style:family="paragraph" style:parent-style-name="Standard">
      <style:text-properties fo:color="#0000ff" fo:font-size="10pt" fo:font-style="normal" style:text-underline-style="none" style:font-size-asian="10pt" style:font-style-asian="normal" style:font-size-complex="10pt" style:font-style-complex="normal"/>
    </style:style>
    <style:style style:name="P14" style:family="paragraph" style:parent-style-name="Standard">
      <style:text-properties style:font-name="Liberation Sans" fo:font-size="12pt" fo:font-style="normal" style:text-underline-style="none" style:font-name-asian="DejaVu Sans" style:font-size-asian="12pt" style:font-style-asian="normal" style:font-name-complex="DejaVu Sans" style:font-size-complex="12pt" style:font-style-complex="normal"/>
    </style:style>
    <style:style style:name="P15" style:family="paragraph" style:parent-style-name="Standard">
      <style:text-properties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16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7" style:family="paragraph" style:parent-style-name="Standard">
      <style:text-properties fo:color="#280099"/>
    </style:style>
    <style:style style:name="P18" style:family="paragraph" style:parent-style-name="Standard">
      <style:paragraph-properties style:writing-mode="lr-tb"/>
      <style:text-properties fo:font-size="12pt" style:font-size-asian="12pt" style:font-size-complex="12pt"/>
    </style:style>
    <style:style style:name="P19" style:family="paragraph" style:parent-style-name="Standard"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P20" style:family="paragraph" style:parent-style-name="Standard">
      <style:paragraph-properties style:writing-mode="lr-tb"/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21" style:family="paragraph" style:parent-style-name="Standard">
      <style:paragraph-properties fo:text-align="start" style:justify-single-word="false" style:writing-mode="lr-tb"/>
      <style:text-properties fo:color="#996633" fo:font-weight="bold" style:font-weight-asian="bold" style:font-weight-complex="bold"/>
    </style:style>
    <style:style style:name="P22" style:family="paragraph" style:parent-style-name="Standard">
      <style:paragraph-properties style:writing-mode="lr-tb"/>
      <style:text-properties fo:font-size="11pt" style:font-size-asian="11pt" style:font-size-complex="11pt"/>
    </style:style>
    <style:style style:name="P23" style:family="paragraph" style:parent-style-name="Standard">
      <style:paragraph-properties style:writing-mode="lr-tb"/>
      <style:text-properties fo:font-size="11pt" fo:font-style="italic" style:text-underline-style="solid" style:text-underline-width="auto" style:text-underline-color="font-color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margin-left="0cm" fo:margin-right="0cm" fo:margin-top="0cm" fo:margin-bottom="0cm" fo:line-height="150%" fo:orphans="2" fo:widows="2" fo:text-indent="0cm" style:auto-text-indent="false" fo:padding="0cm" fo:border="none"/>
      <style:text-properties fo:font-variant="normal" fo:text-transform="none" fo:color="#000000" fo:letter-spacing="normal"/>
    </style:style>
    <style:style style:name="P25" style:family="paragraph" style:parent-style-name="Standard">
      <style:text-properties fo:color="#0000ff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26" style:family="paragraph" style:parent-style-name="Standard">
      <style:text-properties fo:font-size="11pt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style:font-name="Liberation Sans" fo:font-size="12pt" fo:font-style="normal" style:text-underline-style="none" style:font-name-asian="DejaVu Sans" style:font-size-asian="12pt" style:font-style-asian="normal" style:font-name-complex="DejaVu Sans" style:font-size-complex="12pt" style:font-style-complex="normal"/>
    </style:style>
    <style:style style:name="T5" style:family="text">
      <style:text-properties fo:font-size="15pt" fo:font-weight="bold" style:font-size-asian="15pt" style:font-weight-asian="bold" style:font-size-complex="15pt" style:font-weight-complex="bold"/>
    </style:style>
    <style:style style:name="T6" style:family="text">
      <style:text-properties style:font-name="Times New Roman1" fo:font-size="12pt" fo:font-style="normal" fo:font-weight="normal"/>
    </style:style>
    <style:style style:name="T7" style:family="text">
      <style:text-properties style:font-name-asian="Arial1" style:font-size-asian="12pt" style:font-style-asian="normal" style:font-weight-asian="normal"/>
    </style:style>
    <style:style style:name="T8" style:family="text">
      <style:text-properties fo:font-variant="normal" fo:text-transform="none" fo:color="#000000" style:font-name="Times New Roman1" fo:letter-spacing="normal" fo:font-style="normal" fo:font-weight="normal"/>
    </style:style>
    <style:style style:name="T9" style:family="text">
      <style:text-properties fo:font-variant="normal" fo:text-transform="none" fo:color="#000000" fo:letter-spacing="normal" style:font-name-asian="Arial1" style:font-style-asian="normal" style:font-weight-asian="normal"/>
    </style:style>
    <style:style style:name="T10" style:family="text">
      <style:text-properties fo:color="#2800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更新</text:p>
      <text:p text:style-name="P6">Sudo apt-get update</text:p>
      <text:p text:style-name="P6"/>
      <text:p text:style-name="P6">chmod u+x filename 只有自己可以执行，其它人不能执行</text:p>
      <text:p text:style-name="P6">chmod ug+x filename 只有自己以及同一群可以执行，其它人不能执行</text:p>
      <text:p text:style-name="P6">chmod a+x filename 所有人都可以执行<text:span text:style-name="T1">　　</text:span></text:p>
      <text:p text:style-name="P1">软件名 -v查看版本信息 <text:s/>version</text:p>
      <text:p text:style-name="P21">使用openjtag进行调试时需要注意：1把开发板和jtag接好2开发板上电3把openjtag连接到电脑的usb接口上</text:p>
      <text:p text:style-name="P1">vim安装：sudo apt-get install vim-gnome -y</text:p>
      <text:p text:style-name="P1"><text:span text:style-name="T5">Gitthub</text:span>的使用:sudo apt-get install git git-core </text:p>
      <text:p text:style-name="P1">1在github上建立自己的项目，再在本地建立自己的库，</text:p>
      <text:p text:style-name="P1"><text:a xlink:type="simple" xlink:href="mailto:baron@baron">baron@baron</text:a>:~$ mkdir <text:s/>github</text:p>
      <text:p text:style-name="P1">baron@baron:~$ cd github/ </text:p>
      <text:p text:style-name="P1">baron@baron:~/github$ mkdir linux </text:p>
      <text:p text:style-name="P1">sudo apt-get install git git-core thub$ cd linux/ </text:p>
      <text:p text:style-name="P1">baron@baron:~/github/linux$ vi readme </text:p>
      <text:p text:style-name="P1">baron@baron:~/github/linux$ git init </text:p>
      <text:p text:style-name="P1">Reinitialized existing Git repository in /home/baron/github/linux/.git/ </text:p>
      <text:p text:style-name="P1">baron@baron:~/github/linux$ git add readme </text:p>
      <text:p text:style-name="P1">baron@baron:~/github/linux$ git commit -m first </text:p>
      <text:p text:style-name="P1">[master (root-commit) 2236b85] first </text:p>
      <text:p text:style-name="P1"><text:s/>1 file changed, 1 insertion(+) </text:p>
      <text:p text:style-name="P1">baron@baron:~/github/linux$ git remote add origin git@github.com:105678256/linux.git</text:p>
      <text:p text:style-name="P1">baron@baron:~/github/linux$ git push -u origin master </text:p>
      <text:p text:style-name="P1">baron@baron:~/github/linux$ mv ~/documents/mydoc.odt . </text:p>
      <text:p text:style-name="P1">baron@baron:~/github/linux$ git add mydoc.odt </text:p>
      <text:p text:style-name="P1">baron@baron:~/github/linux$ git commit </text:p>
      <text:p text:style-name="P1">baron@baron:~/github/linux$ git push </text:p>
      <text:p text:style-name="P1">git pull <text:s text:c="3"/></text:p>
      <text:p text:style-name="P1">git status <text:s/>查看状态</text:p>
      <text:p text:style-name="P1">git log <text:s/>查看历史</text:p>
      <text:p text:style-name="P1">gitclone</text:p>
      <text:p text:style-name="P1">git checkout <text:s text:c="2"/>file <text:s/>恢复文件</text:p>
      <text:p text:style-name="P16">u-boot移植</text:p>
      <text:p text:style-name="P1">移植U-Boot.2012.07到友善之臂mini2440（一） </text:p>
      <text:p text:style-name="P1">一、在U-Boot中建立自己的开发板类型，并测试编译。 </text:p>
      <text:p text:style-name="P1">(1) 在工作目录/public下解压U－Boot-2012.07 </text:p>
      <text:p text:style-name="P1">[baron@baron:~/work]$ tar -xjvf <text:s/>u-boot-2012.07.tar.bz2 </text:p>
      <text:p text:style-name="P1">[baron@baron:~/work/u-boot-2012.07$]$ <text:s/>cp -r board/samsung/smdk2410/ board/samsung/mini2440 </text:p>
      <text:p text:style-name="P1">[baron@baron:~/work/u-boot-2012.07$]$ cp board/samsung/mini2440/smdk2410.c board/samsung/mini2440/mini2440.c </text:p>
      <text:p text:style-name="P1">修改mini2440目录下的Makefile，将COBJS:= smdk2410.o改为COBJS:= mini2440.o <text:s/></text:p>
      <text:p text:style-name="P1">在/board子目录中建立自己的开发板mini2440如果开发者/经销商(vender)不为NULL，则目<text:soft-page-break/>录结构为board/verder_name/mini2440,否则编译会出错。 </text:p>
      <text:p text:style-name="P1">修改u-boot根目录下的boards_cfg，在他下面按照smdk2410_config的格式建立mini2440_config的编译选项 </text:p>
      <text:p text:style-name="P1"><text:s/>在boards.cfg的65行的 </text:p>
      <text:p text:style-name="P1">smdk2410 <text:s text:c="5"/>arm <text:s text:c="5"/>arm920t <text:s text:c="4"/>- <text:s text:c="10"/>samsung <text:s text:c="7"/>s3c24x0 </text:p>
      <text:p text:style-name="P1">后面添加 </text:p>
      <text:p text:style-name="P1">mini2440 <text:s text:c="6"/>arm <text:s text:c="5"/>arm920t <text:s text:c="4"/>- <text:s text:c="10"/>samsung <text:s text:c="7"/>s3c24x0 </text:p>
      <text:p text:style-name="P1">//前面一定要用tab开头 </text:p>
      <text:p text:style-name="P1">各项的意思如下: </text:p>
      <text:p text:style-name="P1">arm: CPU的架构(ARCH)arm920t: CPU的类型(CPU)，其对应于cpu/arm920t子目录。 </text:p>
      <text:p text:style-name="P1">mini2440: 开发板的型号(BOARD)，对应于board/ mini2440目录。NULL: 开发者/或经销商(vender),NULL为没有。s3c24x0: 片上系统(SOC)。 </text:p>
      <text:p text:style-name="P1">注意下面要与自己的开发系统一致,一般是默认arm-linux-！ </text:p>
      <text:p text:style-name="P1">CROSS_COMPILE=arm-linux- gcc</text:p>
      <text:p text:style-name="P1"><text:s text:c="2"/></text:p>
      <text:p text:style-name="P1">3 在include/configs/中建立开发板的配置头文件 </text:p>
      <text:p text:style-name="P1">[baron@baron:~/work/u-boot-2012.07$]$ cp include/configs/smdk2410.h <text:s/>include/configs/mini2440.h </text:p>
      <text:p text:style-name="P1">4 测试编译能否成功 </text:p>
      <text:p text:style-name="P1">回到U-Boot主目录，(若之前有编译过，最好执行一下make clean) <text:s/>make mini2440_config，再make，编译生成u-boot.bin成功。 </text:p>
      <text:p text:style-name="P1"><text:s text:c="2"/>1、配置 </text:p>
      <text:p text:style-name="P1">[root@localhost u-boot-2010.03]$ make <text:s/>mini2440_config </text:p>
      <text:p text:style-name="P1">Configuring for mini2440 board... </text:p>
      <text:p text:style-name="P1">2、测试编译 </text:p>
      <text:p text:style-name="P1">[root@localhost u-boot-2010.03]$ make </text:p>
      <text:p text:style-name="P1">测试通过后进行下一步</text:p>
      <text:p text:style-name="P1">修改arch/arm/cpu/arm920t/start.S</text:p>
      <text:p text:style-name="P1">第141行 #else 改为#elif defined(CONFIG_S3C2410)||defined(CONFIG_S3C2440)</text:p>
      <text:p text:style-name="P1">第147行添加# endif</text:p>
      <text:p text:style-name="P1"/>
      <text:p text:style-name="P1">#if defined(CONFIG_S3C2410)</text:p>
      <text:p text:style-name="P1"># <text:s/>define INTSUBMSK_val<text:tab/>0x3ff</text:p>
      <text:p text:style-name="P1"># <text:s/>define MPLLCON_val<text:tab/>((0x90 &lt;&lt; 12) + (0x7 &lt;&lt; 4) + 0x0)<text:tab/>/* <text:s/>202.00 MHz */</text:p>
      <text:p text:style-name="P1"># <text:s/>define UPLLCON_val<text:tab/>((0x78 &lt;&lt; 12) + (0x2 &lt;&lt; 4) + 0x3)</text:p>
      <text:p text:style-name="P1"># <text:s/>define CLKDIVN_val<text:tab/>3 /* <text:s/>FCLK:HCLK:PCLK = 1:2:4 */</text:p>
      <text:p text:style-name="P1">#elif defined(CONFIG_S3C2440)</text:p>
      <text:p text:style-name="P1"># <text:s/>define INTSUBMSK_val<text:tab/>0xffff</text:p>
      <text:p text:style-name="P1"># <text:s/>define MPLLCON_val<text:tab/>((0x7f &lt;&lt; 12) + (0x2 &lt;&lt; 4) + 0x1)<text:tab/>/* <text:s/>405.00 MHz */</text:p>
      <text:p text:style-name="P1"># <text:s/>define UPLLCON_val<text:tab/>((0x38 &lt;&lt; 12) + (0x2 &lt;&lt; 4) + 0x2)</text:p>
      <text:p text:style-name="P1"># <text:s/>define CLKDIVN_val<text:tab/>5 /* <text:s/>FCLK:HCLK:PCLK = 1:3:6 */</text:p>
      <text:p text:style-name="P1">#endif</text:p>
      <text:p text:style-name="P1">第170行改为# if defined(CONFIG_S3C2410)||defined(CONFIG_S3C2440)</text:p>
      <text:p text:style-name="P1"><text:soft-page-break/><text:tab/>ldr<text:tab/>r1, =0x3ff 改为<text:tab/>ldr<text:tab/>r1, =INTSUBMSK_val</text:p>
      <text:p text:style-name="P1">175行添加<text:tab/>/* <text:s/>Clock asynchronous mode */</text:p>
      <text:p text:style-name="P1"><text:tab/>mrc<text:tab/>p15, 0, r1, c1, c0, 0</text:p>
      <text:p text:style-name="P1"><text:tab/>orr<text:tab/>r1, r1, #0xc0000000</text:p>
      <text:p text:style-name="P1"><text:tab/>mcr<text:tab/>p15, 0, r1, c1, c0, 0</text:p>
      <text:p text:style-name="P1"><text:tab/><text:tab/><text:tab/></text:p>
      <text:p text:style-name="P1"><text:tab/><text:tab/><text:tab/></text:p>
      <text:p text:style-name="P1">#define LOCKTIME<text:tab/>0x4c000000</text:p>
      <text:p text:style-name="P1">#define UPLLCON<text:tab/><text:tab/>0x4c000008</text:p>
      <text:p text:style-name="P1"><text:tab/><text:tab/><text:tab/></text:p>
      <text:p text:style-name="P1"><text:tab/>ldr<text:tab/>r0, =LOCKTIME</text:p>
      <text:p text:style-name="P1"><text:tab/>mov<text:tab/>r1, #0xffffff</text:p>
      <text:p text:style-name="P1"><text:tab/>str<text:tab/>r1, [r0]</text:p>
      <text:p text:style-name="P1"><text:tab/><text:tab/><text:tab/><text:tab/><text:tab/><text:tab/></text:p>
      <text:p text:style-name="P1"/>
      <text:p text:style-name="P1"><text:tab/>ldr<text:tab/>r0, =UPLLCON</text:p>
      <text:p text:style-name="P1"><text:tab/>ldr<text:tab/>r1, =UPLLCON_val</text:p>
      <text:p text:style-name="P1"><text:tab/>str<text:tab/>r1, [r0]</text:p>
      <text:p text:style-name="P1"><text:tab/><text:tab/><text:tab/><text:tab/><text:tab/><text:tab/><text:tab/><text:tab/><text:tab/><text:tab/>/* <text:s/>Page 7-19, seven nops between UPLL and MPLL */</text:p>
      <text:p text:style-name="P1"><text:tab/>nop</text:p>
      <text:p text:style-name="P1"><text:tab/>nop</text:p>
      <text:p text:style-name="P1"><text:tab/>nop</text:p>
      <text:p text:style-name="P1"><text:tab/>nop</text:p>
      <text:p text:style-name="P1"><text:tab/>nop</text:p>
      <text:p text:style-name="P1"><text:tab/>nop</text:p>
      <text:p text:style-name="P1"><text:tab/>nop</text:p>
      <text:p text:style-name="P1"><text:tab/><text:tab/><text:tab/><text:tab/><text:tab/><text:tab/><text:tab/><text:tab/></text:p>
      <text:p text:style-name="P1"><text:tab/>ldr<text:tab/>r1, =MPLLCON_val</text:p>
      <text:p text:style-name="P1"><text:tab/>str<text:tab/>r1, [r0, #-4]<text:tab/><text:tab/>/* <text:s/>MPLLCON */</text:p>
      <text:p text:style-name="P1"><text:tab/><text:tab/><text:tab/><text:tab/><text:tab/><text:tab/><text:tab/><text:tab/><text:tab/><text:tab/>207行mov<text:tab/>r1, #3改为<text:tab/>mov<text:tab/>r1, #CLKDIVN_val</text:p>
      <text:p text:style-name="P1">215行后添加# ifndef CONFIG_LL_INIT_NAND_ONLY</text:p>
      <text:p text:style-name="P1">218添加#endif</text:p>
      <text:p text:style-name="P1">把adr<text:tab/>r0, _start 移到relocate:之前</text:p>
      <text:p text:style-name="P1">把beq<text:tab/>stack_setup改为beq<text:tab/>done_relocate</text:p>
      <text:p text:style-name="P1">在235行左右#endif /*CONFIG_SKIP_RELOCATE_UBOOT*/之前添加</text:p>
      <text:p text:style-name="P1"><text:tab/>mov<text:tab/>r0, #0<text:tab/><text:tab/><text:tab/>/* <text:s/>flush v3/v4 cache<text:tab/>*/</text:p>
      <text:p text:style-name="P1"><text:tab/>mcr<text:tab/>p15, 0, r0, c7, c7, 0</text:p>
      <text:p text:style-name="P1"><text:tab/>ldr<text:tab/>pc, _done_relocate<text:tab/>/* <text:s/>jump to relocated code<text:tab/> <text:s text:c="3"/>*/</text:p>
      <text:p text:style-name="P1">_done_relocate:</text:p>
      <text:p text:style-name="P1"><text:tab/>.word<text:tab/>done_relocate</text:p>
      <text:p text:style-name="P1">done_relocate:</text:p>
      <text:p text:style-name="P1">start.S修改完毕</text:p>
      <text:p text:style-name="P1"/>
      <text:p text:style-name="P1"/>
      <text:p text:style-name="P1">编辑include/configs/mini2440.h，把CONFIG_S3C2410改成CONFIG_S3C2440；把CONFIG_SMDK2410改成CONFIG_MINI2440。由于S3C2410和S3C2440的寄存器地址和参数设置基本是相同的，所以只需在定义CONFIG_S3C2410的地方加上CONFIG_S3C2440<text:soft-page-break/>即可，CONFIG_MINI2440同理</text:p>
      <text:p text:style-name="P1"/>
      <text:p text:style-name="P1">有什么Error或Warning可以根据提示进行修改，最终是可以编译生成Bin文件的，此时的Bin文件下载到开发板还是没有任何反应的</text:p>
      <text:p text:style-name="P1"/>
      <text:p text:style-name="P1"><text:span text:style-name="T8">S3c2440</text:span><text:span text:style-name="T9">采用</text:span><text:span text:style-name="T8">ARM920T</text:span><text:span text:style-name="T9">核，</text:span><text:span text:style-name="T8">u-boot</text:span><text:span text:style-name="T9">就从baron@baron:~/u-boot/arch/arm/</text:span><text:span text:style-name="T8">cpu/arm920t</text:span><text:span text:style-name="T9">下的</text:span><text:span text:style-name="T8">Start.S</text:span><text:span text:style-name="T9">启动。</text:span><text:span text:style-name="T8">Start.S</text:span><text:span text:style-name="T9">主要完成了以下一些工作：安装中断，设置时钟，</text:span><text:span text:style-name="T8">cpu</text:span><text:span text:style-name="T9">的初始化，将自身搬运到目的地（</text:span><text:span text:style-name="T8">0x3ff80000</text:span><text:span text:style-name="T9">处），设置堆栈，清除</text:span><text:span text:style-name="T8">bss</text:span><text:span text:style-name="T9">段，最后跳转到</text:span><text:span text:style-name="T8">start_armboot</text:span><text:span text:style-name="T9">。</text:span></text:p>
      <text:p text:style-name="P24"><text:span text:style-name="T7">在</text:span><text:span text:style-name="T6">Start.S</text:span><text:span text:style-name="T7">中，</text:span><text:span text:style-name="T6">cpu</text:span><text:span text:style-name="T7">的初始化由</text:span><text:span text:style-name="T6">cpu_init_crit</text:span><text:span text:style-name="T7">实现，它完成以下功能：</text:span><text:span text:style-name="T6">flush v4 I/D caches, </text:span><text:span text:style-name="T7">关闭</text:span><text:span text:style-name="T6">MMU stuff</text:span><text:span text:style-name="T7">，关闭</text:span><text:span text:style-name="T6">caches</text:span><text:span text:style-name="T7">和调用</text:span><text:span text:style-name="T6">lowlevel_init</text:span><text:span text:style-name="T7">初始化</text:span><text:span text:style-name="T6">BWSCON</text:span><text:span text:style-name="T7">。</text:span><text:span text:style-name="T6">lowlevel_init</text:span><text:span text:style-name="T7">在baron@baron:$~</text:span><text:span text:style-name="T6">/board/yourboard</text:span><text:span text:style-name="T7">中实现。</text:span></text:p>
      <text:p text:style-name="P1"/>
      <text:p text:style-name="P1"/>
      <text:p text:style-name="P1"/>
      <text:p text:style-name="P1">tftp服务器配置</text:p>
      <text:p text:style-name="P9">sudo apt-get install tftp tftpd openbsd-inetd</text:p>
      <text:p text:style-name="P9">sudo mkdir /tftpboot</text:p>
      <text:p text:style-name="P9">sudo chmod -R 777 /tftpboot</text:p>
      <text:p text:style-name="P9">sudo chown -R nobody /tftpboot</text:p>
      <text:p text:style-name="P1">修改/etc/inetd.conf 文件，指定目录</text:p>
      <text:p text:style-name="P1">把最后面的那个/srv/tftp目录改为/tftpboot</text:p>
      <text:p text:style-name="P1">sudo /etc/init.d/openbsd-inetd restart</text:p>
      <text:p text:style-name="P1"/>
      <text:p text:style-name="P1"><text:span text:style-name="T5">Openocd</text:span>安装及配置：sudo apt-get install openocd -y</text:p>
      <text:p text:style-name="Standard"><text:a xlink:type="simple" xlink:href="http://sourceforge.net/projects/openocd/files/openocd/">http://sourceforge.net/projects/openocd/files/openocd/</text:a></text:p>
      <text:p text:style-name="Standard"><text:s/>sudo apt-get install libftdi-dev </text:p>
      <text:p text:style-name="Standard"/>
      <text:p text:style-name="Standard">baron@baron-desktop:/tmp$ tar xjvf /opt/tarball/openocd-0.6.0.tar.bz2 </text:p>
      <text:p text:style-name="Standard">baron@baron-desktop:/tmp/openocd-0.6.0$ ./configure --enable-ft2232_libftdi </text:p>
      <text:p text:style-name="P1">baron@baron-desktop:/tmp/openocd-0.6.0$ make&amp;&amp;sudo make install</text:p>
      <text:p text:style-name="P10"/>
      <text:p text:style-name="P15">#</text:p>
      <text:p text:style-name="P7"># Openmoko USB JTAG/RS232 adapter</text:p>
      <text:p text:style-name="P7">#</text:p>
      <text:p text:style-name="P7"># http://wiki.openmoko.org/wiki/Debug_Board_v3</text:p>
      <text:p text:style-name="P7">#</text:p>
      <text:p text:style-name="P7">interface ft2232</text:p>
      <text:p text:style-name="P7">ft2232_device_desc "USB&lt;=&gt;JTAG&amp;RS232"</text:p>
      <text:p text:style-name="P7">ft2232_layout jtagkey</text:p>
      <text:p text:style-name="P7">ft2232_vid_pid 0x1457 0x5118</text:p>
      <text:p text:style-name="P7">source [find target/samsung_s3c2440.cfg]</text:p>
      <text:p text:style-name="P7">adapter_khz 6000</text:p>
      <text:p text:style-name="P7"># speed up memory downloads</text:p>
      <text:p text:style-name="P8">arm7_9 fast_memory_access enable</text:p>
      <text:p text:style-name="P8"/>
      <text:p text:style-name="P10"/>
      <text:p text:style-name="P2"/>
      <text:p text:style-name="P1">arm-linux-insight安装及配置http://sources.redhat.com/insight/</text:p>
      <text:p text:style-name="Standard">baron@baron-desktop:~$ cd /tmp/ </text:p>
      <text:p text:style-name="Standard"><text:soft-page-break/>baron@baron-desktop:/tmp$ tar xjvf /opt/tarball/insight-6.8-1a.tar.bz2</text:p>
      <text:p text:style-name="Standard">baron@baron-desktop:/tmp$ cd insight-6.8-1/ </text:p>
      <text:p text:style-name="Standard">baron@baron-desktop:/tmp/insight-6.8-1$ ./configure --target=arm-linux --enable-sim </text:p>
      <text:p text:style-name="Standard">修改Makefile否则编译会出错</text:p>
      <text:p text:style-name="Standard">vi insight-6.8-1/gdb/Makefile</text:p>
      <text:p text:style-name="Standard">WARN_CFLAGS = <text:s/>-Wall -Wdeclaration-after-statement -Wpointer-arith -Wformat-nonliteral -Wno-pointer-sign -Wno-unused -Wno-switch -Wno-char-subscripts</text:p>
      <text:p text:style-name="P5">#WERROR_CFLAGS = -Werrorcd</text:p>
      <text:p text:style-name="Standard">上面一行要注释掉baron@baron-desktop:/tmp/insight-6.8-1$ make &amp;&amp; sudo make install </text:p>
      <text:p text:style-name="P1"/>
      <text:p text:style-name="P1">arm-linux-gdb安装及配置官方网站：http://www.gnu.org/software/gdb/</text:p>
      <text:p text:style-name="P1"/>
      <text:p text:style-name="Standard">交叉编译器安装： </text:p>
      <text:p text:style-name="Standard">tar xjvf arm-linux-gcc-4.3.2.tar.bz2 -C /，默认会安装到/usr/local/arm/4.3.2目录 </text:p>
      <text:p text:style-name="Standard">修改用户主目录下.bashrc添加 PATH=$PATH:/usr/local/arm/4.3.2/bin <text:span text:style-name="T1">然后注销，</text:span></text:p>
      <text:p text:style-name="P1">或者执行. .bashrc(source .bashrc)，不过后者只对当前终端有效</text:p>
      <text:p text:style-name="P1">kermit的使用</text:p>
      <text:p text:style-name="P1">ckermit需要有一个配置文件，一般放到用户主目录下，文件名为/.kermrc，把下面内容copy到配置文件中</text:p>
      <text:p text:style-name="P3">#set line /dev/ttyS0</text:p>
      <text:p text:style-name="P3">set line /dev/ttyUSB0</text:p>
      <text:p text:style-name="P3">set speed 115200</text:p>
      <text:p text:style-name="P3">set carrier-watch off</text:p>
      <text:p text:style-name="P3">set handshake none</text:p>
      <text:p text:style-name="P3">set flow-control none</text:p>
      <text:p text:style-name="P3">robust</text:p>
      <text:p text:style-name="P3">set file type bin</text:p>
      <text:p text:style-name="P3">set file name lit</text:p>
      <text:p text:style-name="P3">set rec pack 1000</text:p>
      <text:p text:style-name="P3">set send pack 1000</text:p>
      <text:p text:style-name="P3">set window 5</text:p>
      <text:p text:style-name="P1">注意上面的配置文件中</text:p>
      <text:p text:style-name="P1">set line /dev/ttyUSB0指定使用的设备节点，这里使用的是usb转串口，如果直接使用串口（如pc机）这里就要指定为set line /dev/ttyS0</text:p>
      <text:p text:style-name="P1">kermit -c </text:p>
      <text:p text:style-name="P1">离开kermit <text:s text:c="3"/>ctrl+\再按c</text:p>
      <text:p text:style-name="P1">再进入kermit <text:s text:c="2"/>按c</text:p>
      <text:p text:style-name="P1"/>
      <text:p text:style-name="P19">用usb烧写u-boot</text:p>
      <text:p text:style-name="P18">首先启动方式拨到nor启动，连接好串口及usb，打开kermit，选a,</text:p>
      <text:p text:style-name="P18"><text:s/>给开发板上电,执行命令s3c2410_boot_usb <text:s/>u-boot.bin,需要权限sudo <text:s/>烧写完成把启动开关拨到nand启动，然后重启开发板，进入可以练习uboot命令.</text:p>
      <text:p text:style-name="P18"/>
      <text:p text:style-name="P18">&gt;halt</text:p>
      <text:p text:style-name="P18">&gt;reset</text:p>
      <text:p text:style-name="P18"><text:soft-page-break/>&gt;resume</text:p>
      <text:p text:style-name="P18">&gt;step</text:p>
      <text:p text:style-name="P18">&gt;bp</text:p>
      <text:p text:style-name="P18">&gt;rbp</text:p>
      <text:p text:style-name="P18">&gt;rwp</text:p>
      <text:p text:style-name="P18">&gt;poll</text:p>
      <text:p text:style-name="P6">&gt;mdb ['phys'] address [count] </text:p>
      <text:p text:style-name="P6"><text:s text:c="6"/>display memory bytes </text:p>
      <text:p text:style-name="P6">&gt;mdh ['phys'] address [count] </text:p>
      <text:p text:style-name="P6"><text:s text:c="6"/>display memory half-words </text:p>
      <text:p text:style-name="P6">&gt;mdw ['phys'] address [count] </text:p>
      <text:p text:style-name="P6"><text:s text:c="6"/>display memory words</text:p>
      <text:p text:style-name="P6">&gt;mwb ['phys'] address value [count] </text:p>
      <text:p text:style-name="P6"><text:s text:c="6"/>write memory byte </text:p>
      <text:p text:style-name="P6">&gt;mwh ['phys'] address value [count] </text:p>
      <text:p text:style-name="P6"><text:s text:c="6"/>write memory half-word </text:p>
      <text:p text:style-name="P6">&gt;mww ['phys'] address value [count] </text:p>
      <text:p text:style-name="P22"><text:s text:c="6"/>write memory word</text:p>
      <text:p text:style-name="P19"><text:s/>用openjtag烧录到 nand</text:p>
      <text:p text:style-name="P23">1连接好开发板和jtag，然后给开发板上电，把jtag连接到电脑上，打开openocd</text:p>
      <text:p text:style-name="P23">另开一窗口输入telnet localhost 4444 <text:s text:c="4"/></text:p>
      <text:p text:style-name="P23">&gt;halt</text:p>
      <text:p text:style-name="P20">&gt;nand prove 0</text:p>
      <text:p text:style-name="P20">&gt;nand list</text:p>
      <text:p text:style-name="P20">&gt;nand erase 0 0 0x4000</text:p>
      <text:p text:style-name="P20">nand write 0 /home/.../u-boot.bin 0</text:p>
      <text:p text:style-name="P20">&gt;nand verify 0 /home/.../u-boot.bin 0</text:p>
      <text:p text:style-name="P20">&gt;resume</text:p>
      <text:p text:style-name="P20"/>
      <text:p text:style-name="P20">在内存中运行</text:p>
      <text:p text:style-name="Standard">openocd执行需要一个配置文件openocd.cfg，先把openocd.cfg放到工作目录下</text:p>
      <text:p text:style-name="Standard">fdbai@fdbai-desktop:~/fdbai/training/x-loader/leds$ openocd </text:p>
      <text:p text:style-name="Standard"/>
      <text:p text:style-name="Standard">注意执行openocd命令时最好切换到工作目录，这样在下载可执行文件到内存时直接写文件名即可，比较方便</text:p>
      <text:p text:style-name="Standard">另开一个终端通过telnet连接到开发板</text:p>
      <text:p text:style-name="Standard">fdbai@fdbai-desktop:~/fdbai/training/x-loader/leds$ telnet localhost 4444 </text:p>
      <text:p text:style-name="Standard"/>
      <text:p text:style-name="Standard">&gt; halt <text:s text:c="61"/>停止目标板</text:p>
      <text:p text:style-name="Standard">target state: halted </text:p>
      <text:p text:style-name="Standard">target halted in ARM state due to debug-request, current mode: Supervisor </text:p>
      <text:p text:style-name="Standard">cpsr: 0xf00000d3 pc: 0x00000018 </text:p>
      <text:p text:style-name="Standard">MMU: disabled, D-Cache: disabled, I-Cache: disabled </text:p>
      <text:p text:style-name="Standard">&gt; <text:span text:style-name="T10">arm920t cp15 2 0</text:span> </text:p>
      <text:p text:style-name="Standard">2: 00000000 </text:p>
      <text:p text:style-name="Standard">&gt; <text:span text:style-name="T10">step</text:span> <text:tab/><text:tab/><text:tab/><text:tab/><text:tab/><text:tab/><text:span text:style-name="T10">这两句用于关闭D-Cache和 I-Cache，如果</text:span></text:p>
      <text:p text:style-name="P17"><text:tab/><text:tab/><text:tab/><text:tab/><text:tab/><text:tab/>已经关闭可以不执行这两条命令</text:p>
      <text:p text:style-name="Standard">target state: halted </text:p>
      <text:p text:style-name="Standard">target halted in ARM state due to single-step, current mode: Supervisor </text:p>
      <text:p text:style-name="Standard">cpsr: 0xf00000d3 pc: 0x00000018 </text:p>
      <text:p text:style-name="Standard"><text:soft-page-break/>MMU: disabled, D-Cache: disabled, I-Cache: disabled </text:p>
      <text:p text:style-name="Standard">&gt; load_image leds <text:tab/><text:tab/><text:tab/><text:tab/>把生成的可执行程序加载到内存</text:p>
      <text:p text:style-name="Standard">36 bytes written at address 0x00000000 </text:p>
      <text:p text:style-name="Standard">downloaded 36 bytes in 0.049084s (0.716 KiB/s) </text:p>
      <text:p text:style-name="Standard">&gt; resume 0<text:tab/><text:tab/><text:tab/><text:tab/><text:tab/>程序从地址0开始执行，注意这里不会有任何输出，但可以看到开发板上的led4已经是亮的了</text:p>
      <text:p text:style-name="P20"/>
      <text:p text:style-name="Standard">U-Boot</text:p>
      <text:p text:style-name="Standard">常用命令</text:p>
      <text:p text:style-name="Standard">help <text:s text:c="13"/>saveenv <text:s text:c="15"/>run <text:s text:c="15"/>tftp <text:s text:c="18"/>bootm <text:s text:c="20"/>tftpboot <text:s text:c="14"/>nand read <text:s text:c="17"/>nand write <text:s text:c="18"/>nand erase <text:s text:c="8"/><text:span text:style-name="T3"><text:s text:c="2"/></text:span><text:span text:style-name="T2">set bootfile uImage</text:span></text:p>
      <text:p text:style-name="Standard">printenv <text:s text:c="6"/>bdi <text:s text:c="9"/><text:span text:style-name="T2">md</text:span></text:p>
      <text:p text:style-name="P4"/>
      <text:p text:style-name="P4"/>
      <text:p text:style-name="Standard"><text:span text:style-name="T4">busybox</text:span>版本: busybox-1.15.2.tar.bz2<text:tab/>(D5653E5B74B17DBB1EEECDA8B8F22C0A) </text:p>
      <text:p text:style-name="Standard">下载：http://busybox.net/downloads/busybox-1.15.2.tar.bz2 </text:p>
      <text:p text:style-name="Standard"/>
      <text:p text:style-name="Standard">make menuconfig </text:p>
      <text:p text:style-name="Standard">选项配置 <text:s/></text:p>
      <text:p text:style-name="Standard">Build Options(arm-linux-) Cross Compiler prefix </text:p>
      <text:p text:style-name="Standard">Installation Options[*] Don't use /usr </text:p>
      <text:p text:style-name="Standard"/>
      <text:p text:style-name="P4">make &amp;&amp; make install </text:p>
      <text:p text:style-name="P14"/>
      <text:p text:style-name="Standard"><text:span text:style-name="T4">udev</text:span>版本: udev-139.tar.bz2<text:tab/><text:tab/><text:tab/>(7E705E237D29734C77BC26F6CCBC4594) </text:p>
      <text:p text:style-name="P4">http://www.kernel.org/pub/linux/utils/kernel/hotplug/udev-139.tar.bz2 </text:p>
      <text:p text:style-name="P4"/>
      <text:p text:style-name="Standard">udev是用户管理设备的工具，用于替代原来的devfs </text:p>
      <text:p text:style-name="Standard">编译选项： <text:span text:style-name="T2">./configure --target=arm-linux --host=arm-linux LD=arm-linux-ld </text:span></text:p>
      <text:p text:style-name="Standard">编译完成后复制udevd和udevadm到自己的文件系统中相应目录下 </text:p>
      <text:p text:style-name="Standard">cp udev/udevd nfsroot/sbin</text:p>
      <text:p text:style-name="Standard">cp udev/udevadm nfsroot/sbin </text:p>
      <text:p text:style-name="Standard"/>
      <text:p text:style-name="Standard">在启动脚本(如/etc/init.d/rcS)中加入以下语句： </text:p>
      <text:p text:style-name="P11">if test -x /sbin/udevd </text:p>
      <text:p text:style-name="P11">then </text:p>
      <text:p text:style-name="P11"><text:tab/>echo "Starting udevd ..." </text:p>
      <text:p text:style-name="P11"><text:tab/>/sbin/udevd --daemon </text:p>
      <text:p text:style-name="P11"><text:tab/>/sbin/udevadm trigger </text:p>
      <text:p text:style-name="P11"><text:tab/>/sbin/udevadm settle </text:p>
      <text:p text:style-name="P11">fi </text:p>
      <text:p text:style-name="Standard">udev的配置 </text:p>
      <text:p text:style-name="Standard">[rrr@localhost udev]$ pwd </text:p>
      <text:p text:style-name="Standard">/home/rrr/nfsroot/etc/udev </text:p>
      <text:p text:style-name="Standard">[rrr@localhost udev]$ ls </text:p>
      <text:p text:style-name="Standard">rules.d <text:s/>scripts <text:s/>udev.conf </text:p>
      <text:p text:style-name="Standard"/>
      <text:p text:style-name="P12">目录rules.d直接从udev-139/rules/rules.d复制过来，udev.conf是从udev-139/udev.conf复制得<text:soft-page-break/>来的</text:p>
      <text:p text:style-name="P1">scripts目录下的两个脚本是用于挂载SD卡和U盘的 </text:p>
      <text:p text:style-name="P1">fdbai@localhost:/nfsroot/fdbai/root26/home/newroot26/etc/udev$ ls scripts/ </text:p>
      <text:p text:style-name="P1">mmc.sh <text:s/>usb.sh </text:p>
      <text:p text:style-name="P12"/>
      <text:p text:style-name="P12"/>
      <text:p text:style-name="P25">解压文件</text:p>
      <text:p text:style-name="P13">tar <text:s/>xjvf <text:s text:c="20"/>tar .bz2</text:p>
      <text:p text:style-name="P13">tar <text:s/>xzvf <text:tab/><text:tab/><text:tab/>tar.gz</text:p>
      <text:p text:style-name="P13">rar <text:tab/><text:tab/>x<text:tab/><text:tab/><text:tab/>unrar</text:p>
      <text:p text:style-name="P13">zip <text:s text:c="9"/>unzip</text:p>
      <text:p text:style-name="P13">tar xvf <text:s text:c="2"/>file.tar</text:p>
      <text:p text:style-name="P13">tar cvf <text:s text:c="2"/>filename.tar <text:s/>file <text:s/>打包</text:p>
      <text:p text:style-name="P13">tar cjvf filename.tar.bz2 <text:s/>file 打包加压缩</text:p>
      <text:p text:style-name="P13">tar czvf filename.tar.gz <text:s/>file 打包加压缩</text:p>
      <text:p text:style-name="P13"/>
      <text:p text:style-name="P13"> bz2格式用j </text:p>
      <text:p text:style-name="P13">gz格式用z </text:p>
      <text:p text:style-name="P13">c是创建 </text:p>
      <text:p text:style-name="P13">x是解压缩 </text:p>
      <text:p text:style-name="P13">v是详细信息 </text:p>
      <text:p text:style-name="P13">f是指定文件 </text:p>
      <text:p text:style-name="P13"> 可以man tar查看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Lohit Hindi1" svg:font-family="'Lohit Hindi'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ron </meta:initial-creator>
    <meta:creation-date>2012-11-17T16:30:15</meta:creation-date>
    <dc:date>2013-04-04T17:17:31</dc:date>
    <dc:creator>baron </dc:creator>
    <meta:editing-duration>PT6H22M29S</meta:editing-duration>
    <meta:editing-cycles>17</meta:editing-cycles>
    <meta:generator>LibreOffice/3.5$Linux_x86 LibreOffice_project/350m1$Build-2</meta:generator>
    <meta:document-statistic meta:table-count="0" meta:image-count="0" meta:object-count="0" meta:page-count="8" meta:paragraph-count="291" meta:word-count="1118" meta:character-count="10006" meta:non-whitespace-character-count="8937"/>
  </office:meta>
</office:document-meta>
</file>